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0968609DF5744F0EBEB.png" manifest:media-type="image/png"/>
  <manifest:file-entry manifest:full-path="Pictures/10000201000001F40000038BD46E818EFFDE39B8.png" manifest:media-type="image/png"/>
  <manifest:file-entry manifest:full-path="Pictures/1000020100000227000001CC8DA839352BB5A506.png" manifest:media-type="image/png"/>
  <manifest:file-entry manifest:full-path="Pictures/100423B7000038E700002F92ED19B1F659604E32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parallel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9.756cm" svg:height="17.697cm" draw:z-index="0"><draw:image xlink:href="Pictures/10000201000001F40000038BD46E818EFFDE39B8.png" xlink:type="simple" xlink:show="embed" xlink:actuate="onLoad" loext:mime-type="image/x-vclgraphic"/></draw:frame><draw:frame draw:style-name="fr2" draw:name="Bild2" text:anchor-type="paragraph" svg:x="12.019cm" svg:y="0.589cm" svg:width="14.566cm" svg:height="12.178cm" draw:z-index="1"><draw:image xlink:href="Pictures/100423B7000038E700002F92ED19B1F659604E32.svg" xlink:type="simple" xlink:show="embed" xlink:actuate="onLoad" loext:mime-type="image/svg+xml"/><draw:image xlink:href="Pictures/1000020100000227000001CC8DA839352BB5A506.png" xlink:type="simple" xlink:show="embed" xlink:actuate="onLoad"/></draw:frame><draw:frame draw:style-name="fr2" draw:name="Bild3" text:anchor-type="paragraph" svg:x="11.322cm" svg:y="13.377cm" svg:width="13.229cm" svg:height="3.969cm" draw:z-index="2"><draw:image xlink:href="Pictures/10000201000001F4000000968609DF5744F0EBE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0:40:47.205778761</meta:creation-date>
    <dc:date>2018-05-24T10:46:46.878149791</dc:date>
    <meta:editing-duration>PT6M</meta:editing-duration>
    <meta:editing-cycles>2</meta:editing-cycles>
    <meta:generator>LibreOffice/6.0.3.2$Linux_X86_64 LibreOffice_project/00m0$Build-2</meta:generator>
    <meta:print-date>2018-05-24T10:47:00.318675258</meta:print-date>
    <meta:document-statistic meta:table-count="0" meta:image-count="3" meta:object-count="0" meta:page-count="1" meta:paragraph-count="0" meta:word-count="0" meta:character-count="0" meta:non-whitespace-character-count="0"/>
  </office:meta>
</office:document-meta>
</file>